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29.96cm" fo:break-before="auto" style:use-optimal-row-height="true"/>
    </style:style>
    <style:style style:name="ro3" style:family="table-row">
      <style:table-row-properties style:row-height="42.85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74pt solid #333333"/>
    </style:style>
    <style:style style:name="ce3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ackground-color="#00a933"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wrap-option="wrap" fo:border="0.74pt solid #333333" style:vertical-align="top"/>
      <style:text-properties fo:hyphenate="true"/>
    </style:style>
    <style:style style:name="ce15" style:family="table-cell" style:parent-style-name="Default">
      <style:table-cell-properties fo:background-color="#ff0000"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74pt solid #333333"/>
    </style:style>
    <style:style style:name="ce17" style:family="table-cell" style:parent-style-name="Default">
      <style:table-cell-properties fo:border="0.74pt solid #333333"/>
      <style:text-properties fo:font-size="14pt" style:font-size-asian="14pt" style:font-size-complex="14pt"/>
    </style:style>
    <style:style style:name="ce18" style:family="table-cell" style:parent-style-name="Default">
      <style:table-cell-properties fo:wrap-option="wrap" fo:border="0.74pt solid #333333" style:vertical-align="top"/>
      <style:text-properties fo:font-size="8pt" style:font-size-asian="8pt" style:font-size-complex="8pt" fo:hyphenate="true"/>
    </style:style>
    <style:style style:name="ce19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74pt solid #333333"/>
    </style:style>
    <style:style style:name="ce21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3" table:default-cell-style-name="ce17"/>
        <table:table-column table:style-name="co2" table:default-cell-style-name="ce16"/>
        <table:table-column table:style-name="co2" table:number-columns-repeated="3" table:default-cell-style-name="ce17"/>
        <table:table-column table:style-name="co2" table:default-cell-style-name="ce21"/>
        <table:table-column table:style-name="co2" table:number-columns-repeated="3" table:default-cell-style-name="ce17"/>
        <table:table-column table:style-name="co2" table:default-cell-style-name="ce21"/>
        <table:table-column table:style-name="co2" table:number-columns-repeated="3" table:default-cell-style-name="ce17"/>
        <table:table-column table:style-name="co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6" table:number-rows-spanned="1">
            <text:p>avecBond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o neigh_modify</text:p>
            <text:p>#neigh_modify delay 0 every 100 check yes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3"/>
          <table:covered-table-cell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3"/>
          <table:covered-table-cell table:style-name="ce17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number-columns-repeated="8" table:style-name="ce12" office:value-type="string" calcext:value-type="string">
            <text:p>Pass</text:p>
          </table:table-cell>
          <table:table-cell table:number-columns-repeated="8" table:style-name="ce15" office:value-type="string" calcext:value-type="string">
            <text:p>FAIL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 table:number-columns-repeated="4"/>
          <table:table-cell table:style-name="ce6" office:value-type="string" calcext:value-type="string" table:number-columns-spanned="4" table:number-rows-spanned="1">
            <text:p>mem_alloc and usage totally fine</text:p>
          </table:table-cell>
          <table:covered-table-cell table:number-columns-repeated="3" table:style-name="ce22"/>
          <table:table-cell table:style-name="ce6" office:value-type="string" calcext:value-type="string" table:number-columns-spanned="8" table:number-rows-spanned="1">
            <text:p>looks like my ‘create_bonds’ doesn’t like ‘newton off’. Going to leave this as is.</text:p>
          </table:table-cell>
          <table:covered-table-cell table:number-columns-repeated="3" table:style-name="ce6"/>
          <table:covered-table-cell table:number-columns-repeated="4" table:style-name="ce16"/>
          <table:table-cell/>
        </table:table-row>
        <table:table-row table:style-name="ro2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30199.490163904 | etot = 230726.575163904</text:span></text:p>
            <text:p><text:span text:style-name="T1">Per MPI rank memory allocation (min/avg/max) = 6.437 | 6.442 | 6.4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1 | etot = 230726.434291982</text:span></text:p>
            <text:p><text:span text:style-name="T1">25000  ekin = 162580.948553081 | epot = 68145.4120136183 | etot = 230726.360566699</text:span></text:p>
            <text:p><text:span text:style-name="T1">30000  ekin = 143251.258035269 | epot = 87475.1218929149 | etot = 230726.379928183</text:span></text:p>
            <text:p><text:span text:style-name="T1">35000  ekin = 148190.352698537 | epot = 82536.0341363241 | etot = 230726.386834862</text:span></text:p>
            <text:p><text:span text:style-name="T1">40000  ekin = 154195.140022662 | epot = 76531.2754935075 | etot = 230726.41551617</text:span></text:p>
            <text:p><text:span text:style-name="T1">45000  ekin = 154210.577424569 | epot = 76515.836808656 | etot = 230726.414233225</text:span></text:p>
            <text:p><text:span text:style-name="T1">50000  ekin = 154625.563854457 | epot = 76100.8540162167 | etot = 230726.417870674</text:span></text:p>
            <text:p><text:span text:style-name="T1">     50000   2.9335983      0.15577927     2.0098683      6.5659197      0.46007673   </text:span></text:p>
            <text:p><text:span text:style-name="T1">Loop time of 19.4652 on 8 procs for 50000 steps with 35140 atoms</text:span></text:p>
            <text:p/>
            <text:p><text:span text:style-name="T1">Performance: 22193.480 tau/day, 2568.690 timesteps/s, 90.264 Matom-step/s</text:span></text:p>
            <text:p><text:span text:style-name="T1">85.2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785     | 8.1813     | 9.013      |  18.5 | 42.03</text:span></text:p>
            <text:p><text:span text:style-name="T1">Bond    | 0.047017   | 0.21601    | 0.4451     |  35.8 |  1.11</text:span></text:p>
            <text:p><text:span text:style-name="T1">Neigh   | 0.51708    | 0.51807    | 0.51913    |   0.1 |  2.66</text:span></text:p>
            <text:p><text:span text:style-name="T1">Comm    | 7.0891     | 8.2255     | 9.275      |  25.2 | 42.26</text:span></text:p>
            <text:p><text:span text:style-name="T1">Output  | 0.022004   | 0.026357   | 0.030266   |   1.7 |  0.14</text:span></text:p>
            <text:p><text:span text:style-name="T1">Modify  | 1.0428     | 1.1123     | 1.207      |   4.9 |  5.71</text:span></text:p>
            <text:p><text:span text:style-name="T1">Other   |            | 1.186      |            |       |  6.09</text:span></text:p>
            <text:p/>
            <text:p><text:span text:style-name="T1">Nlocal:         4392.5 ave        4582 max        4261 min</text:span></text:p>
            <text:p><text:span text:style-name="T1">Histogram: 2 1 1 1 0 1 0 0 1 1</text:span></text:p>
            <text:p><text:span text:style-name="T1">Nghost:        9856.88 ave       10272 max        9496 min</text:span></text:p>
            <text:p><text:span text:style-name="T1">Histogram: 2 1 1 0 0 0 1 1 0 2</text:span></text:p>
            <text:p><text:span text:style-name="T1">Neighs:        68508.2 ave       72258 max       63222 min</text:span></text:p>
            <text:p><text:span text:style-name="T1">Histogram: 2 0 0 0 1 1 0 0 1 3</text:span></text:p>
            <text:p/>
            <text:p><text:span text:style-name="T1">Total # of neighbors = 548066</text:span></text:p>
            <text:p><text:span text:style-name="T1">Ave neighs/atom = 15.596642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20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5 | epot = 230199.490163927 | etot = 230726.575163927</text:span></text:p>
            <text:p><text:span text:style-name="T1">Per MPI rank memory allocation (min/avg/max) = 6.287 | 6.288 | 6.28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2 | etot = 230726.434291982</text:span></text:p>
            <text:p><text:span text:style-name="T1">25000  ekin = 162580.948553077 | epot = 68145.412013621 | etot = 230726.360566698</text:span></text:p>
            <text:p><text:span text:style-name="T1">30000  ekin = 143251.258037323 | epot = 87475.121890859 | etot = 230726.379928182</text:span></text:p>
            <text:p><text:span text:style-name="T1">35000  ekin = 148190.354354995 | epot = 82536.0324806931 | etot = 230726.386835688</text:span></text:p>
            <text:p><text:span text:style-name="T1">40000  ekin = 154195.361947439 | epot = 76531.0535944005 | etot = 230726.41554184</text:span></text:p>
            <text:p><text:span text:style-name="T1">45000  ekin = 154211.944323914 | epot = 76514.4686765347 | etot = 230726.413000448</text:span></text:p>
            <text:p><text:span text:style-name="T1">50000  ekin = 154407.774235961 | epot = 76318.6374697458 | etot = 230726.411705707</text:span></text:p>
            <text:p><text:span text:style-name="T1">     50000   2.9294663      0.15949186     2.0123533      6.5659195      0.46177004   </text:span></text:p>
            <text:p><text:span text:style-name="T1">Loop time of 20.6075 on 8 procs for 50000 steps with 35140 atoms</text:span></text:p>
            <text:p/>
            <text:p><text:span text:style-name="T1">Performance: 20963.292 tau/day, 2426.307 timesteps/s, 85.260 Matom-step/s</text:span></text:p>
            <text:p><text:span text:style-name="T1">86.4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2833     | 7.9721     | 8.8625     |  19.2 | 38.69</text:span></text:p>
            <text:p><text:span text:style-name="T1">Bond    | 0.077309   | 0.23351    | 0.43894    |  31.3 |  1.13</text:span></text:p>
            <text:p><text:span text:style-name="T1">Neigh   | 0.5348     | 0.53597    | 0.53712    |   0.1 |  2.60</text:span></text:p>
            <text:p><text:span text:style-name="T1">Comm    | 6.9501     | 8.0774     | 8.982      |  24.6 | 39.20</text:span></text:p>
            <text:p><text:span text:style-name="T1">Output  | 0.020794   | 0.025042   | 0.028889   |   1.7 |  0.12</text:span></text:p>
            <text:p><text:span text:style-name="T1">Modify  | 1.4889     | 1.5896     | 1.7002     |   5.7 |  7.71</text:span></text:p>
            <text:p><text:span text:style-name="T1">Other   |            | 2.174      |            |       | 10.55</text:span></text:p>
            <text:p/>
            <text:p><text:span text:style-name="T1">Nlocal:         4392.5 ave        4581 max        4262 min</text:span></text:p>
            <text:p><text:span text:style-name="T1">Histogram: 2 1 1 1 0 1 0 0 1 1</text:span></text:p>
            <text:p><text:span text:style-name="T1">Nghost:        9859.88 ave       10270 max        9492 min</text:span></text:p>
            <text:p><text:span text:style-name="T1">Histogram: 2 1 1 0 0 0 1 1 0 2</text:span></text:p>
            <text:p><text:span text:style-name="T1">Neighs:        68502.4 ave       72223 max       63219 min</text:span></text:p>
            <text:p><text:span text:style-name="T1">Histogram: 2 0 0 0 1 1 0 0 1 3</text:span></text:p>
            <text:p/>
            <text:p><text:span text:style-name="T1">Total # of neighbors = 548019</text:span></text:p>
            <text:p><text:span text:style-name="T1">Ave neighs/atom = 15.595304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21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47 | 27.47 | 27.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6 | etot = 230726.437025185</text:span></text:p>
            <text:p><text:span text:style-name="T1">20000  ekin = 176516.543608589 | epot = 54209.8906833922 | etot = 230726.434291981</text:span></text:p>
            <text:p><text:span text:style-name="T1">25000  ekin = 162580.949955295 | epot = 68145.4106113749 | etot = 230726.36056667</text:span></text:p>
            <text:p><text:span text:style-name="T1">30000  ekin = 143250.442756157 | epot = 87475.9371793385 | etot = 230726.379935496</text:span></text:p>
            <text:p><text:span text:style-name="T1">35000  ekin = 148154.18863206 | epot = 82572.2012523352 | etot = 230726.389884395</text:span></text:p>
            <text:p><text:span text:style-name="T1">40000  ekin = 153648.962450429 | epot = 77077.455418174 | etot = 230726.417868603</text:span></text:p>
            <text:p><text:span text:style-name="T1">45000  ekin = 154344.479318875 | epot = 76381.9343646126 | etot = 230726.413683487</text:span></text:p>
            <text:p><text:span text:style-name="T1">50000  ekin = 156614.239654816 | epot = 74112.1809598844 | etot = 230726.420614701</text:span></text:p>
            <text:p><text:span text:style-name="T1">     50000   2.971328       0.15256177     1.9564929      6.5659198      0.48552186   </text:span></text:p>
            <text:p><text:span text:style-name="T1">Loop time of 48.9954 on 2 procs for 50000 steps with 35140 atoms</text:span></text:p>
            <text:p/>
            <text:p><text:span text:style-name="T1">Performance: 8817.150 tau/day, 1020.503 timesteps/s, 35.860 Matom-step/s</text:span></text:p>
            <text:p><text:span text:style-name="T1">99.9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1839     | 7.1839     | 7.1839     |   0.0 | 14.66</text:span></text:p>
            <text:p><text:span text:style-name="T1">Bond    | 5.6315     | 5.6315     | 5.6315     |   0.0 | 11.49</text:span></text:p>
            <text:p><text:span text:style-name="T1">Neigh   | 0.30516    | 0.30516    | 0.30516    |   0.0 |  0.62</text:span></text:p>
            <text:p><text:span text:style-name="T1">Comm    | 25.416     | 25.416     | 25.416     |   0.0 | 51.87</text:span></text:p>
            <text:p><text:span text:style-name="T1">Output  | 0.14591    | 0.14591    | 0.14591    |   0.0 |  0.30</text:span></text:p>
            <text:p><text:span text:style-name="T1">Modify  | 7.6605     | 7.6605     | 7.6605     |   0.0 | 15.64</text:span></text:p>
            <text:p><text:span text:style-name="T1">Other   |            | 2.652      |            |       |  5.41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519 ave       42519 max       42519 min</text:span></text:p>
            <text:p><text:span text:style-name="T1">Histogram: 1 0 0 0 0 0 0 0 0 0</text:span></text:p>
            <text:p><text:span text:style-name="T1">Neighs:         548132 ave      548132 max      548132 min</text:span></text:p>
            <text:p><text:span text:style-name="T1">Histogram: 1 0 0 0 0 0 0 0 0 0</text:span></text:p>
            <text:p/>
            <text:p><text:span text:style-name="T1">Total # of neighbors = 548132</text:span></text:p>
            <text:p><text:span text:style-name="T1">Ave neighs/atom = 15.59852</text:span></text:p>
            <text:p><text:span text:style-name="T1">Ave special neighs/atom = 1.044963</text:span></text:p>
            <text:p><text:span text:style-name="T1">Neighbor list builds = 16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51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55 | 27.55 | 27.55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5 | etot = 230726.437025185</text:span></text:p>
            <text:p><text:span text:style-name="T1">20000  ekin = 176516.543608562 | epot = 54209.8906834201 | etot = 230726.434291982</text:span></text:p>
            <text:p><text:span text:style-name="T1">25000  ekin = 162580.95000856 | epot = 68145.4105581124 | etot = 230726.360566672</text:span></text:p>
            <text:p><text:span text:style-name="T1">30000  ekin = 143250.416715063 | epot = 87475.9632134703 | etot = 230726.379928533</text:span></text:p>
            <text:p><text:span text:style-name="T1">35000  ekin = 148124.499903766 | epot = 82601.8891872296 | etot = 230726.389090996</text:span></text:p>
            <text:p><text:span text:style-name="T1">40000  ekin = 153846.904989307 | epot = 76879.5003354125 | etot = 230726.405324719</text:span></text:p>
            <text:p><text:span text:style-name="T1">45000  ekin = 153053.275999416 | epot = 77673.1466767902 | etot = 230726.422676207</text:span></text:p>
            <text:p><text:span text:style-name="T1">50000  ekin = 156767.336009598 | epot = 73959.080526698 | etot = 230726.416536296</text:span></text:p>
            <text:p><text:span text:style-name="T1">     50000   2.9742325      0.14881017     1.9558876      6.5659197      0.47521365   </text:span></text:p>
            <text:p><text:span text:style-name="T1">Loop time of 11.9453 on 2 procs for 50000 steps with 35140 atoms</text:span></text:p>
            <text:p/>
            <text:p><text:span text:style-name="T1">Performance: 36164.729 tau/day, 4185.733 timesteps/s, 147.087 Matom-step/s</text:span></text:p>
            <text:p><text:span text:style-name="T1">99.8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49503    | 0.49503    | 0.49503    |   0.0 |  4.14</text:span></text:p>
            <text:p><text:span text:style-name="T1">Bond    | 6.1071     | 6.1071     | 6.1071     |   0.0 | 51.13</text:span></text:p>
            <text:p><text:span text:style-name="T1">Neigh   | 0.17744    | 0.17744    | 0.17744    |   0.0 |  1.49</text:span></text:p>
            <text:p><text:span text:style-name="T1">Comm    | 1.6039     | 1.6039     | 1.6039     |   0.0 | 13.43</text:span></text:p>
            <text:p><text:span text:style-name="T1">Output  | 0.14811    | 0.14811    | 0.14811    |   0.0 |  1.24</text:span></text:p>
            <text:p><text:span text:style-name="T1">Modify  | 1.7152     | 1.7152     | 1.7152     |   0.0 | 14.36</text:span></text:p>
            <text:p><text:span text:style-name="T1">Other   |            | 1.699      |            |       | 14.22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536 ave       42536 max       42536 min</text:span></text:p>
            <text:p><text:span text:style-name="T1">Histogram: 1 0 0 0 0 0 0 0 0 0</text:span></text:p>
            <text:p><text:span text:style-name="T1">Neighs:         547914 ave      547914 max      547914 min</text:span></text:p>
            <text:p><text:span text:style-name="T1">Histogram: 1 0 0 0 0 0 0 0 0 0</text:span></text:p>
            <text:p/>
            <text:p><text:span text:style-name="T1">Total # of neighbors = 547914</text:span></text:p>
            <text:p><text:span text:style-name="T1">Ave neighs/atom = 15.592316</text:span></text:p>
            <text:p><text:span text:style-name="T1">Ave special neighs/atom = 1.044963</text:span></text:p>
            <text:p><text:span text:style-name="T1">Neighbor list builds = 169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4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30199.490163904 | etot = 230726.575163904</text:span></text:p>
            <text:p><text:span text:style-name="T1">Per MPI rank memory allocation (min/avg/max) = 6.437 | 6.442 | 6.4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1 | etot = 230726.434291982</text:span></text:p>
            <text:p><text:span text:style-name="T1">25000  ekin = 162580.948553081 | epot = 68145.4120136183 | etot = 230726.360566699</text:span></text:p>
            <text:p><text:span text:style-name="T1">30000  ekin = 143251.258035269 | epot = 87475.1218929149 | etot = 230726.379928183</text:span></text:p>
            <text:p><text:span text:style-name="T1">35000  ekin = 148190.352698537 | epot = 82536.0341363241 | etot = 230726.386834862</text:span></text:p>
            <text:p><text:span text:style-name="T1">40000  ekin = 154195.140022662 | epot = 76531.2754935075 | etot = 230726.41551617</text:span></text:p>
            <text:p><text:span text:style-name="T1">45000  ekin = 154210.577424569 | epot = 76515.836808656 | etot = 230726.414233225</text:span></text:p>
            <text:p><text:span text:style-name="T1">50000  ekin = 154625.563854457 | epot = 76100.8540162167 | etot = 230726.417870674</text:span></text:p>
            <text:p><text:span text:style-name="T1">     50000   2.9335983      0.15577927     2.0098683      6.5659197      0.46007673   </text:span></text:p>
            <text:p><text:span text:style-name="T1">Loop time of 18.7462 on 8 procs for 50000 steps with 35140 atoms</text:span></text:p>
            <text:p/>
            <text:p><text:span text:style-name="T1">Performance: 23044.670 tau/day, 2667.207 timesteps/s, 93.726 Matom-step/s</text:span></text:p>
            <text:p><text:span text:style-name="T1">85.5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335     | 8.1015     | 9.0187     |  20.5 | 43.22</text:span></text:p>
            <text:p><text:span text:style-name="T1">Bond    | 0.045001   | 0.21245    | 0.43678    |  35.6 |  1.13</text:span></text:p>
            <text:p><text:span text:style-name="T1">Neigh   | 0.5058     | 0.50717    | 0.50857    |   0.1 |  2.71</text:span></text:p>
            <text:p><text:span text:style-name="T1">Comm    | 6.521      | 7.7274     | 8.7188     |  27.4 | 41.22</text:span></text:p>
            <text:p><text:span text:style-name="T1">Output  | 0.020603   | 0.025905   | 0.030895   |   2.1 |  0.14</text:span></text:p>
            <text:p><text:span text:style-name="T1">Modify  | 1.0347     | 1.0908     | 1.1485     |   4.0 |  5.82</text:span></text:p>
            <text:p><text:span text:style-name="T1">Other   |            | 1.081      |            |       |  5.77</text:span></text:p>
            <text:p/>
            <text:p><text:span text:style-name="T1">Nlocal:         4392.5 ave        4582 max        4261 min</text:span></text:p>
            <text:p><text:span text:style-name="T1">Histogram: 2 1 1 1 0 1 0 0 1 1</text:span></text:p>
            <text:p><text:span text:style-name="T1">Nghost:        9856.88 ave       10272 max        9496 min</text:span></text:p>
            <text:p><text:span text:style-name="T1">Histogram: 2 1 1 0 0 0 1 1 0 2</text:span></text:p>
            <text:p><text:span text:style-name="T1">Neighs:        68508.2 ave       72258 max       63222 min</text:span></text:p>
            <text:p><text:span text:style-name="T1">Histogram: 2 0 0 0 1 1 0 0 1 3</text:span></text:p>
            <text:p/>
            <text:p><text:span text:style-name="T1">Total # of neighbors = 548066</text:span></text:p>
            <text:p><text:span text:style-name="T1">Ave neighs/atom = 15.596642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9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5 | epot = 230199.490163927 | etot = 230726.575163927</text:span></text:p>
            <text:p><text:span text:style-name="T1">Per MPI rank memory allocation (min/avg/max) = 6.287 | 6.288 | 6.28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2 | etot = 230726.434291982</text:span></text:p>
            <text:p><text:span text:style-name="T1">25000  ekin = 162580.948553077 | epot = 68145.412013621 | etot = 230726.360566698</text:span></text:p>
            <text:p><text:span text:style-name="T1">30000  ekin = 143251.258037323 | epot = 87475.121890859 | etot = 230726.379928182</text:span></text:p>
            <text:p><text:span text:style-name="T1">35000  ekin = 148190.354354995 | epot = 82536.0324806931 | etot = 230726.386835688</text:span></text:p>
            <text:p><text:span text:style-name="T1">40000  ekin = 154195.361947439 | epot = 76531.0535944005 | etot = 230726.41554184</text:span></text:p>
            <text:p><text:span text:style-name="T1">45000  ekin = 154211.944323914 | epot = 76514.4686765347 | etot = 230726.413000448</text:span></text:p>
            <text:p><text:span text:style-name="T1">50000  ekin = 154407.774235961 | epot = 76318.6374697458 | etot = 230726.411705707</text:span></text:p>
            <text:p><text:span text:style-name="T1">     50000   2.9294663      0.15949186     2.0123533      6.5659195      0.46177004   </text:span></text:p>
            <text:p><text:span text:style-name="T1">Loop time of 21.6238 on 8 procs for 50000 steps with 35140 atoms</text:span></text:p>
            <text:p/>
            <text:p><text:span text:style-name="T1">Performance: 19978.007 tau/day, 2312.269 timesteps/s, 81.253 Matom-step/s</text:span></text:p>
            <text:p><text:span text:style-name="T1">87.4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2096     | 7.9273     | 8.7225     |  18.5 | 36.66</text:span></text:p>
            <text:p><text:span text:style-name="T1">Bond    | 0.078992   | 0.23431    | 0.44397    |  31.5 |  1.08</text:span></text:p>
            <text:p><text:span text:style-name="T1">Neigh   | 0.53163    | 0.53288    | 0.5341     |   0.1 |  2.46</text:span></text:p>
            <text:p><text:span text:style-name="T1">Comm    | 7.6956     | 8.7657     | 9.5188     |  19.8 | 40.54</text:span></text:p>
            <text:p><text:span text:style-name="T1">Output  | 0.020683   | 0.024753   | 0.028515   |   1.6 |  0.11</text:span></text:p>
            <text:p><text:span text:style-name="T1">Modify  | 1.5117     | 1.5872     | 1.6596     |   5.2 |  7.34</text:span></text:p>
            <text:p><text:span text:style-name="T1">Other   |            | 2.552      |            |       | 11.80</text:span></text:p>
            <text:p/>
            <text:p><text:span text:style-name="T1">Nlocal:         4392.5 ave        4581 max        4262 min</text:span></text:p>
            <text:p><text:span text:style-name="T1">Histogram: 2 1 1 1 0 1 0 0 1 1</text:span></text:p>
            <text:p><text:span text:style-name="T1">Nghost:        9859.88 ave       10270 max        9492 min</text:span></text:p>
            <text:p><text:span text:style-name="T1">Histogram: 2 1 1 0 0 0 1 1 0 2</text:span></text:p>
            <text:p><text:span text:style-name="T1">Neighs:        68502.4 ave       72223 max       63219 min</text:span></text:p>
            <text:p><text:span text:style-name="T1">Histogram: 2 0 0 0 1 1 0 0 1 3</text:span></text:p>
            <text:p/>
            <text:p><text:span text:style-name="T1">Total # of neighbors = 548019</text:span></text:p>
            <text:p><text:span text:style-name="T1">Ave neighs/atom = 15.595304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22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47 | 27.47 | 27.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3 | etot = 230726.437025185</text:span></text:p>
            <text:p><text:span text:style-name="T1">20000  ekin = 176516.543608572 | epot = 54209.8906834105 | etot = 230726.434291982</text:span></text:p>
            <text:p><text:span text:style-name="T1">25000  ekin = 162580.949983158 | epot = 68145.410583513 | etot = 230726.360566671</text:span></text:p>
            <text:p><text:span text:style-name="T1">30000  ekin = 143250.433373559 | epot = 87475.9465563746 | etot = 230726.379929934</text:span></text:p>
            <text:p><text:span text:style-name="T1">35000  ekin = 148139.244023826 | epot = 82587.1458154978 | etot = 230726.389839324</text:span></text:p>
            <text:p><text:span text:style-name="T1">40000  ekin = 153952.623133523 | epot = 76773.7930355582 | etot = 230726.416169081</text:span></text:p>
            <text:p><text:span text:style-name="T1">45000  ekin = 153102.836490437 | epot = 77623.5975972672 | etot = 230726.434087704</text:span></text:p>
            <text:p><text:span text:style-name="T1">50000  ekin = 156484.802315766 | epot = 74241.6089502367 | etot = 230726.411266002</text:span></text:p>
            <text:p><text:span text:style-name="T1">     50000   2.9688722      0.16310847     1.9496294      6.5659195      0.49590017   </text:span></text:p>
            <text:p><text:span text:style-name="T1">Loop time of 46.1625 on 2 procs for 50000 steps with 35140 atoms</text:span></text:p>
            <text:p/>
            <text:p><text:span text:style-name="T1">Performance: 9358.235 tau/day, 1083.129 timesteps/s, 38.061 Matom-step/s</text:span></text:p>
            <text:p><text:span text:style-name="T1">99.9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6.9054     | 6.9054     | 6.9054     |   0.0 | 14.96</text:span></text:p>
            <text:p><text:span text:style-name="T1">Bond    | 5.284      | 5.284      | 5.284      |   0.0 | 11.45</text:span></text:p>
            <text:p><text:span text:style-name="T1">Neigh   | 0.28939    | 0.28939    | 0.28939    |   0.0 |  0.63</text:span></text:p>
            <text:p><text:span text:style-name="T1">Comm    | 24.512     | 24.512     | 24.512     |   0.0 | 53.10</text:span></text:p>
            <text:p><text:span text:style-name="T1">Output  | 0.14438    | 0.14438    | 0.14438    |   0.0 |  0.31</text:span></text:p>
            <text:p><text:span text:style-name="T1">Modify  | 7.3361     | 7.3361     | 7.3361     |   0.0 | 15.89</text:span></text:p>
            <text:p><text:span text:style-name="T1">Other   |            | 1.691      |            |       |  3.66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528 ave       42528 max       42528 min</text:span></text:p>
            <text:p><text:span text:style-name="T1">Histogram: 1 0 0 0 0 0 0 0 0 0</text:span></text:p>
            <text:p><text:span text:style-name="T1">Neighs:         548161 ave      548161 max      548161 min</text:span></text:p>
            <text:p><text:span text:style-name="T1">Histogram: 1 0 0 0 0 0 0 0 0 0</text:span></text:p>
            <text:p/>
            <text:p><text:span text:style-name="T1">Total # of neighbors = 548161</text:span></text:p>
            <text:p><text:span text:style-name="T1">Ave neighs/atom = 15.599345</text:span></text:p>
            <text:p><text:span text:style-name="T1">Ave special neighs/atom = 1.044963</text:span></text:p>
            <text:p><text:span text:style-name="T1">Neighbor list builds = 16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48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55 | 27.55 | 27.55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2 | etot = 230726.437025185</text:span></text:p>
            <text:p><text:span text:style-name="T1">20000  ekin = 176516.543608594 | epot = 54209.8906833882 | etot = 230726.434291982</text:span></text:p>
            <text:p><text:span text:style-name="T1">25000  ekin = 162580.949894511 | epot = 68145.4106721573 | etot = 230726.360566669</text:span></text:p>
            <text:p><text:span text:style-name="T1">30000  ekin = 143250.475065891 | epot = 87475.904876408 | etot = 230726.379942299</text:span></text:p>
            <text:p><text:span text:style-name="T1">35000  ekin = 148159.13982161 | epot = 82567.2504946619 | etot = 230726.390316272</text:span></text:p>
            <text:p><text:span text:style-name="T1">40000  ekin = 153853.66788343 | epot = 76872.7479481847 | etot = 230726.415831615</text:span></text:p>
            <text:p><text:span text:style-name="T1">45000  ekin = 155548.434927746 | epot = 75177.9929057038 | etot = 230726.427833449</text:span></text:p>
            <text:p><text:span text:style-name="T1">50000  ekin = 156635.016445284 | epot = 74091.407106049 | etot = 230726.423551333</text:span></text:p>
            <text:p><text:span text:style-name="T1">     50000   2.9717221      0.16632063     1.9421429      6.5659199      0.50262805   </text:span></text:p>
            <text:p><text:span text:style-name="T1">Loop time of 13.3913 on 2 procs for 50000 steps with 35140 atoms</text:span></text:p>
            <text:p/>
            <text:p><text:span text:style-name="T1">Performance: 32259.729 tau/day, 3733.765 timesteps/s, 131.204 Matom-step/s</text:span></text:p>
            <text:p><text:span text:style-name="T1">99.8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44548    | 0.44548    | 0.44548    |   0.0 |  3.33</text:span></text:p>
            <text:p><text:span text:style-name="T1">Bond    | 6.6011     | 6.6011     | 6.6011     |   0.0 | 49.29</text:span></text:p>
            <text:p><text:span text:style-name="T1">Neigh   | 0.18351    | 0.18351    | 0.18351    |   0.0 |  1.37</text:span></text:p>
            <text:p><text:span text:style-name="T1">Comm    | 1.801      | 1.801      | 1.801      |   0.0 | 13.45</text:span></text:p>
            <text:p><text:span text:style-name="T1">Output  | 0.1468     | 0.1468     | 0.1468     |   0.0 |  1.10</text:span></text:p>
            <text:p><text:span text:style-name="T1">Modify  | 2.1293     | 2.1293     | 2.1293     |   0.0 | 15.90</text:span></text:p>
            <text:p><text:span text:style-name="T1">Other   |            | 2.084      |            |       | 15.56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545 ave       42545 max       42545 min</text:span></text:p>
            <text:p><text:span text:style-name="T1">Histogram: 1 0 0 0 0 0 0 0 0 0</text:span></text:p>
            <text:p><text:span text:style-name="T1">Neighs:         548302 ave      548302 max      548302 min</text:span></text:p>
            <text:p><text:span text:style-name="T1">Histogram: 1 0 0 0 0 0 0 0 0 0</text:span></text:p>
            <text:p/>
            <text:p><text:span text:style-name="T1">Total # of neighbors = 548302</text:span></text:p>
            <text:p><text:span text:style-name="T1">Ave neighs/atom = 15.603358</text:span></text:p>
            <text:p><text:span text:style-name="T1">Ave special neighs/atom = 1.044963</text:span></text:p>
            <text:p><text:span text:style-name="T1">Neighbor list builds = 16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5</text:span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ff</text:span></text:p>
            <text:p><text:span text:style-name="T1">      pair build: half/bin/newtoff</text:span></text:p>
            <text:p><text:span text:style-name="T1">      stencil: full/bin/3d</text:span></text:p>
            <text:p><text:span text:style-name="T1">      bin: standard</text:span></text:p>
            <text:p><text:span text:style-name="T1">ERROR on proc 5: New bond exceeded bonds per atom limit of 2 in create_bonds (src/create_bonds.cpp:297)</text:span></text:p>
            <text:p><text:span text:style-name="T1">ERROR on proc 1: New bond exceeded bonds per atom limit of 2 in create_bonds (src/create_bonds.cpp:297)</text:span></text:p>
            <text:p><text:span text:style-name="T1">ERROR on proc 3: New bond exceeded bonds per atom limit of 2 in create_bonds (src/create_bonds.cpp:297)</text:span></text:p>
            <text:p><text:span text:style-name="T1">ERROR on proc 7: New bond exceeded bonds per atom limit of 2 in create_bonds (src/create_bonds.cpp:297)</text:span></text:p>
            <text:p><text:span text:style-name="T1">ERROR on proc 4: New bond exceeded bonds per atom limit of 2 in create_bonds (src/create_bonds.cpp:297)</text:span></text:p>
            <text:p><text:span text:style-name="T1">ERROR on proc 0: New bond exceeded bonds per atom limit of 2 in create_bonds (src/create_bonds.cpp:297)</text:span></text:p>
            <text:p><text:span text:style-name="T1">ERROR on proc 6: New bond exceeded bonds per atom limit of 2 in create_bonds (src/create_bonds.cpp:297)</text:span></text:p>
            <text:p><text:span text:style-name="T1">ERROR on proc 2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3 in communicator MPI_COMM_WORLD</text:span></text:p>
            <text:p><text:span text:style-name="T1">  Proc: [[61754,1],3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ERROR on proc 5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5 in communicator MPI_COMM_WORLD</text:span></text:p>
            <text:p><text:span text:style-name="T1">  Proc: [[7159,1],5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><text:span text:style-name="T1">ERROR on proc 7: New bond exceeded bonds per atom limit of 2 in create_bonds (src/create_bonds.cpp:297)</text:span></text:p>
            <text:p><text:span text:style-name="T1">ERROR on proc 1: New bond exceeded bonds per atom limit of 2 in create_bonds (src/create_bonds.cpp:297)</text:span></text:p>
            <text:p><text:span text:style-name="T1">ERROR on proc 3: New bond exceeded bonds per atom limit of 2 in create_bonds (src/create_bonds.cpp:297)</text:span></text:p>
            <text:p><text:span text:style-name="T1">ERROR on proc 4: New bond exceeded bonds per atom limit of 2 in create_bonds (src/create_bonds.cpp:297)</text:span></text:p>
            <text:p><text:span text:style-name="T1">ERROR on proc 6: New bond exceeded bonds per atom limit of 2 in create_bonds (src/create_bonds.cpp:297)</text:span></text:p>
            <text:p><text:span text:style-name="T1">ERROR on proc 0: New bond exceeded bonds per atom limit of 2 in create_bonds (src/create_bonds.cpp:297)</text:span></text:p>
            <text:p><text:span text:style-name="T1">ERROR on proc 2: New bond exceeded bonds per atom limit of 2 in create_bonds (src/create_bonds.cpp:297)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ERROR on proc 0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50287,1],0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ERROR on proc 0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34379,1],0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ff</text:span></text:p>
            <text:p><text:span text:style-name="T1">      pair build: half/bin/newtoff</text:span></text:p>
            <text:p><text:span text:style-name="T1">      stencil: full/bin/3d</text:span></text:p>
            <text:p><text:span text:style-name="T1">      bin: standard</text:span></text:p>
            <text:p><text:span text:style-name="T1">ERROR on proc 7: New bond exceeded bonds per atom limit of 2 in create_bonds (src/create_bonds.cpp:297)</text:span></text:p>
            <text:p><text:span text:style-name="T1">ERROR on proc 5: New bond exceeded bonds per atom limit of 2 in create_bonds (src/create_bonds.cpp:297)</text:span></text:p>
            <text:p><text:span text:style-name="T1">ERROR on proc 1: New bond exceeded bonds per atom limit of 2 in create_bonds (src/create_bonds.cpp:297)</text:span></text:p>
            <text:p><text:span text:style-name="T1">ERROR on proc 3: New bond exceeded bonds per atom limit of 2 in create_bonds (src/create_bonds.cpp:297)</text:span></text:p>
            <text:p><text:span text:style-name="T1">ERROR on proc 6: New bond exceeded bonds per atom limit of 2 in create_bonds (src/create_bonds.cpp:297)</text:span></text:p>
            <text:p><text:span text:style-name="T1">ERROR on proc 4: New bond exceeded bonds per atom limit of 2 in create_bonds (src/create_bonds.cpp:297)</text:span></text:p>
            <text:p><text:span text:style-name="T1">ERROR on proc 0: New bond exceeded bonds per atom limit of 2 in create_bonds (src/create_bonds.cpp:297)</text:span></text:p>
            <text:p><text:span text:style-name="T1">ERROR on proc 2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7 in communicator MPI_COMM_WORLD</text:span></text:p>
            <text:p><text:span text:style-name="T1">  Proc: [[61124,1],7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ERROR on proc 5: New bond exceeded bonds per atom limit of 2 in create_bonds (src/create_bonds.cpp:297)</text:span></text:p>
            <text:p><text:span text:style-name="T1">ERROR on proc 1: New bond exceeded bonds per atom limit of 2 in create_bonds (src/create_bonds.cpp:297)</text:span></text:p>
            <text:p><text:span text:style-name="T1">ERROR on proc 3: New bond exceeded bonds per atom limit of 2 in create_bonds (src/create_bonds.cpp:297)</text:span></text:p>
            <text:p><text:span text:style-name="T1">ERROR on proc 7: New bond exceeded bonds per atom limit of 2 in create_bonds (src/create_bonds.cpp:297)</text:span></text:p>
            <text:p><text:span text:style-name="T1">ERROR on proc 6: New bond exceeded bonds per atom limit of 2 in create_bonds (src/create_bonds.cpp:297)</text:span></text:p>
            <text:p><text:span text:style-name="T1">ERROR on proc 0: New bond exceeded bonds per atom limit of 2 in create_bonds (src/create_bonds.cpp:297)</text:span></text:p>
            <text:p><text:span text:style-name="T1">ERROR on proc 2: New bond exceeded bonds per atom limit of 2 in create_bonds (src/create_bonds.cpp:297)</text:span></text:p>
            <text:p><text:span text:style-name="T1">ERROR on proc 4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5 in communicator MPI_COMM_WORLD</text:span></text:p>
            <text:p><text:span text:style-name="T1">  Proc: [[38823,1],5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ERROR on proc 0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17162,1],0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ERROR on proc 0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45600,1],0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eigh_modify 100</text:p>
            <text:p>Neigh_modify delay 0 every 100 check yes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3"/>
          <table:covered-table-cell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3"/>
          <table:covered-table-cell table:style-name="ce17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number-columns-repeated="8" table:style-name="ce12" office:value-type="string" calcext:value-type="string">
            <text:p>Pass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 table:number-columns-repeated="4"/>
          <table:table-cell table:style-name="ce22" table:number-columns-repeated="4"/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/>
        </table:table-row>
        <table:table-row table:style-name="ro2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30199.490163904 | etot = 230726.575163904</text:span></text:p>
            <text:p><text:span text:style-name="T1">Per MPI rank memory allocation (min/avg/max) = 6.437 | 6.442 | 6.4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2 | epot = 96877.7792445651 | etot = 230726.437025185</text:span></text:p>
            <text:p><text:span text:style-name="T1">20000  ekin = 176516.543608223 | epot = 54209.8906837595 | etot = 230726.434291982</text:span></text:p>
            <text:p><text:span text:style-name="T1">25000  ekin = 162580.948555749 | epot = 68145.4120109513 | etot = 230726.3605667</text:span></text:p>
            <text:p><text:span text:style-name="T1">30000  ekin = 143251.269070551 | epot = 87475.1108589284 | etot = 230726.37992948</text:span></text:p>
            <text:p><text:span text:style-name="T1">35000  ekin = 148188.847031717 | epot = 82537.5395841311 | etot = 230726.386615848</text:span></text:p>
            <text:p><text:span text:style-name="T1">40000  ekin = 154672.972655363 | epot = 76053.4278017576 | etot = 230726.400457121</text:span></text:p>
            <text:p><text:span text:style-name="T1">45000  ekin = 156447.613021576 | epot = 74278.8036234926 | etot = 230726.416645069</text:span></text:p>
            <text:p><text:span text:style-name="T1">50000  ekin = 156361.660241525 | epot = 74364.741071792 | etot = 230726.401313317</text:span></text:p>
            <text:p><text:span text:style-name="T1">     50000   2.966536       0.16215795     1.954084       6.5659192      0.49145899   </text:span></text:p>
            <text:p><text:span text:style-name="T1">Loop time of 18.7913 on 8 procs for 50000 steps with 35140 atoms</text:span></text:p>
            <text:p/>
            <text:p><text:span text:style-name="T1">Performance: 22989.340 tau/day, 2660.803 timesteps/s, 93.501 Matom-step/s</text:span></text:p>
            <text:p><text:span text:style-name="T1">85.5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678     | 8.1634     | 9.0035     |  19.8 | 43.44</text:span></text:p>
            <text:p><text:span text:style-name="T1">Bond    | 0.046146   | 0.21626    | 0.44707    |  35.8 |  1.15</text:span></text:p>
            <text:p><text:span text:style-name="T1">Neigh   | 0.44619    | 0.44728    | 0.44843    |   0.1 |  2.38</text:span></text:p>
            <text:p><text:span text:style-name="T1">Comm    | 7.2155     | 8.3093     | 9.3452     |  25.6 | 44.22</text:span></text:p>
            <text:p><text:span text:style-name="T1">Output  | 0.02171    | 0.025902   | 0.029727   |   1.6 |  0.14</text:span></text:p>
            <text:p><text:span text:style-name="T1">Modify  | 1.0178     | 1.0914     | 1.1392     |   4.3 |  5.81</text:span></text:p>
            <text:p><text:span text:style-name="T1">Other   |            | 0.5378     |            |       |  2.86</text:span></text:p>
            <text:p/>
            <text:p><text:span text:style-name="T1">Nlocal:         4392.5 ave        4597 max        4250 min</text:span></text:p>
            <text:p><text:span text:style-name="T1">Histogram: 1 1 2 0 2 0 0 1 0 1</text:span></text:p>
            <text:p><text:span text:style-name="T1">Nghost:        9845.75 ave       10266 max        9471 min</text:span></text:p>
            <text:p><text:span text:style-name="T1">Histogram: 2 1 1 0 0 0 1 1 0 2</text:span></text:p>
            <text:p><text:span text:style-name="T1">Neighs:        68577.8 ave       72275 max       63189 min</text:span></text:p>
            <text:p><text:span text:style-name="T1">Histogram: 2 0 0 0 1 1 0 0 0 4</text:span></text:p>
            <text:p/>
            <text:p><text:span text:style-name="T1">Total # of neighbors = 548622</text:span></text:p>
            <text:p><text:span text:style-name="T1">Ave neighs/atom = 15.612464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9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5 | epot = 230199.490163927 | etot = 230726.575163927</text:span></text:p>
            <text:p><text:span text:style-name="T1">Per MPI rank memory allocation (min/avg/max) = 6.287 | 6.288 | 6.28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2 | etot = 230726.434291982</text:span></text:p>
            <text:p><text:span text:style-name="T1">25000  ekin = 162580.948553077 | epot = 68145.412013621 | etot = 230726.360566698</text:span></text:p>
            <text:p><text:span text:style-name="T1">30000  ekin = 143251.258037323 | epot = 87475.121890859 | etot = 230726.379928182</text:span></text:p>
            <text:p><text:span text:style-name="T1">35000  ekin = 148190.354354995 | epot = 82536.0324806931 | etot = 230726.386835688</text:span></text:p>
            <text:p><text:span text:style-name="T1">40000  ekin = 154195.361947439 | epot = 76531.0535944005 | etot = 230726.41554184</text:span></text:p>
            <text:p><text:span text:style-name="T1">45000  ekin = 154211.944323914 | epot = 76514.4686765347 | etot = 230726.413000448</text:span></text:p>
            <text:p><text:span text:style-name="T1">50000  ekin = 154407.774235961 | epot = 76318.6374697458 | etot = 230726.411705707</text:span></text:p>
            <text:p><text:span text:style-name="T1">     50000   2.9294663      0.15949186     2.0123533      6.5659195      0.46177004   </text:span></text:p>
            <text:p><text:span text:style-name="T1">Loop time of 20.6075 on 8 procs for 50000 steps with 35140 atoms</text:span></text:p>
            <text:p/>
            <text:p><text:span text:style-name="T1">Performance: 20963.292 tau/day, 2426.307 timesteps/s, 85.260 Matom-step/s</text:span></text:p>
            <text:p><text:span text:style-name="T1">86.4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2833     | 7.9721     | 8.8625     |  19.2 | 38.69</text:span></text:p>
            <text:p><text:span text:style-name="T1">Bond    | 0.077309   | 0.23351    | 0.43894    |  31.3 |  1.13</text:span></text:p>
            <text:p><text:span text:style-name="T1">Neigh   | 0.5348     | 0.53597    | 0.53712    |   0.1 |  2.60</text:span></text:p>
            <text:p><text:span text:style-name="T1">Comm    | 6.9501     | 8.0774     | 8.982      |  24.6 | 39.20</text:span></text:p>
            <text:p><text:span text:style-name="T1">Output  | 0.020794   | 0.025042   | 0.028889   |   1.7 |  0.12</text:span></text:p>
            <text:p><text:span text:style-name="T1">Modify  | 1.4889     | 1.5896     | 1.7002     |   5.7 |  7.71</text:span></text:p>
            <text:p><text:span text:style-name="T1">Other   |            | 2.174      |            |       | 10.55</text:span></text:p>
            <text:p/>
            <text:p><text:span text:style-name="T1">Nlocal:         4392.5 ave        4581 max        4262 min</text:span></text:p>
            <text:p><text:span text:style-name="T1">Histogram: 2 1 1 1 0 1 0 0 1 1</text:span></text:p>
            <text:p><text:span text:style-name="T1">Nghost:        9859.88 ave       10270 max        9492 min</text:span></text:p>
            <text:p><text:span text:style-name="T1">Histogram: 2 1 1 0 0 0 1 1 0 2</text:span></text:p>
            <text:p><text:span text:style-name="T1">Neighs:        68502.4 ave       72223 max       63219 min</text:span></text:p>
            <text:p><text:span text:style-name="T1">Histogram: 2 0 0 0 1 1 0 0 1 3</text:span></text:p>
            <text:p/>
            <text:p><text:span text:style-name="T1">Total # of neighbors = 548019</text:span></text:p>
            <text:p><text:span text:style-name="T1">Ave neighs/atom = 15.595304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21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47 | 27.47 | 27.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3 | etot = 230726.437025185</text:span></text:p>
            <text:p><text:span text:style-name="T1">20000  ekin = 176516.54360858 | epot = 54209.8906834018 | etot = 230726.434291981</text:span></text:p>
            <text:p><text:span text:style-name="T1">25000  ekin = 162580.949957181 | epot = 68145.4106094867 | etot = 230726.360566668</text:span></text:p>
            <text:p><text:span text:style-name="T1">30000  ekin = 143250.441397956 | epot = 87475.9385351354 | etot = 230726.379933092</text:span></text:p>
            <text:p><text:span text:style-name="T1">35000  ekin = 148141.927420621 | epot = 82584.4623054791 | etot = 230726.3897261</text:span></text:p>
            <text:p><text:span text:style-name="T1">40000  ekin = 153895.797490576 | epot = 76830.6204263211 | etot = 230726.417916897</text:span></text:p>
            <text:p><text:span text:style-name="T1">45000  ekin = 154014.73462729 | epot = 76711.6820520888 | etot = 230726.416679379</text:span></text:p>
            <text:p><text:span text:style-name="T1">50000  ekin = 158515.78241648 | epot = 72210.635328104 | etot = 230726.417744584</text:span></text:p>
            <text:p><text:span text:style-name="T1">     50000   3.0074045      0.15018384     1.9047574      6.5659197      0.49918395   </text:span></text:p>
            <text:p><text:span text:style-name="T1">Loop time of 46.1604 on 2 procs for 50000 steps with 35140 atoms</text:span></text:p>
            <text:p/>
            <text:p><text:span text:style-name="T1">Performance: 9358.666 tau/day, 1083.179 timesteps/s, 38.063 Matom-step/s</text:span></text:p>
            <text:p><text:span text:style-name="T1">99.9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6.9828     | 6.9828     | 6.9828     |   0.0 | 15.13</text:span></text:p>
            <text:p><text:span text:style-name="T1">Bond    | 5.3732     | 5.3732     | 5.3732     |   0.0 | 11.64</text:span></text:p>
            <text:p><text:span text:style-name="T1">Neigh   | 0.26342    | 0.26342    | 0.26342    |   0.0 |  0.57</text:span></text:p>
            <text:p><text:span text:style-name="T1">Comm    | 25.634     | 25.634     | 25.634     |   0.0 | 55.53</text:span></text:p>
            <text:p><text:span text:style-name="T1">Output  | 0.1459     | 0.1459     | 0.1459     |   0.0 |  0.32</text:span></text:p>
            <text:p><text:span text:style-name="T1">Modify  | 7.4755     | 7.4755     | 7.4755     |   0.0 | 16.19</text:span></text:p>
            <text:p><text:span text:style-name="T1">Other   |            | 0.2853     |            |       |  0.62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473 ave       42473 max       42473 min</text:span></text:p>
            <text:p><text:span text:style-name="T1">Histogram: 1 0 0 0 0 0 0 0 0 0</text:span></text:p>
            <text:p><text:span text:style-name="T1">Neighs:         548335 ave      548335 max      548335 min</text:span></text:p>
            <text:p><text:span text:style-name="T1">Histogram: 1 0 0 0 0 0 0 0 0 0</text:span></text:p>
            <text:p/>
            <text:p><text:span text:style-name="T1">Total # of neighbors = 548335</text:span></text:p>
            <text:p><text:span text:style-name="T1">Ave neighs/atom = 15.604297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48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55 | 27.55 | 27.55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7 | etot = 230726.437025186</text:span></text:p>
            <text:p><text:span text:style-name="T1">20000  ekin = 176516.543608592 | epot = 54209.8906833904 | etot = 230726.434291982</text:span></text:p>
            <text:p><text:span text:style-name="T1">25000  ekin = 162580.949937153 | epot = 68145.4106295175 | etot = 230726.360566671</text:span></text:p>
            <text:p><text:span text:style-name="T1">30000  ekin = 143250.444255089 | epot = 87475.9356833879 | etot = 230726.379938477</text:span></text:p>
            <text:p><text:span text:style-name="T1">35000  ekin = 148160.99225537 | epot = 82565.3982116036 | etot = 230726.390466974</text:span></text:p>
            <text:p><text:span text:style-name="T1">40000  ekin = 153593.370197815 | epot = 77133.0480125131 | etot = 230726.418210328</text:span></text:p>
            <text:p><text:span text:style-name="T1">45000  ekin = 153434.991777003 | epot = 77291.4178783565 | etot = 230726.409655359</text:span></text:p>
            <text:p><text:span text:style-name="T1">50000  ekin = 157093.273738163 | epot = 73633.1389587722 | etot = 230726.412696935</text:span></text:p>
            <text:p><text:span text:style-name="T1">     50000   2.9804163      0.15233135     1.9430909      6.5659195      0.4844927    </text:span></text:p>
            <text:p><text:span text:style-name="T1">Loop time of 9.99716 on 2 procs for 50000 steps with 35140 atoms</text:span></text:p>
            <text:p/>
            <text:p><text:span text:style-name="T1">Performance: 43212.276 tau/day, 5001.421 timesteps/s, 175.750 Matom-step/s</text:span></text:p>
            <text:p><text:span text:style-name="T1">99.8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57991    | 0.57991    | 0.57991    |   0.0 |  5.80</text:span></text:p>
            <text:p><text:span text:style-name="T1">Bond    | 5.9086     | 5.9086     | 5.9086     |   0.0 | 59.10</text:span></text:p>
            <text:p><text:span text:style-name="T1">Neigh   | 0.15389    | 0.15389    | 0.15389    |   0.0 |  1.54</text:span></text:p>
            <text:p><text:span text:style-name="T1">Comm    | 1.434      | 1.434      | 1.434      |   0.0 | 14.34</text:span></text:p>
            <text:p><text:span text:style-name="T1">Output  | 0.14423    | 0.14423    | 0.14423    |   0.0 |  1.44</text:span></text:p>
            <text:p><text:span text:style-name="T1">Modify  | 1.6295     | 1.6295     | 1.6295     |   0.0 | 16.30</text:span></text:p>
            <text:p><text:span text:style-name="T1">Other   |            | 0.1471     |            |       |  1.47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551 ave       42551 max       42551 min</text:span></text:p>
            <text:p><text:span text:style-name="T1">Histogram: 1 0 0 0 0 0 0 0 0 0</text:span></text:p>
            <text:p><text:span text:style-name="T1">Neighs:         548491 ave      548491 max      548491 min</text:span></text:p>
            <text:p><text:span text:style-name="T1">Histogram: 1 0 0 0 0 0 0 0 0 0</text:span></text:p>
            <text:p/>
            <text:p><text:span text:style-name="T1">Total # of neighbors = 548491</text:span></text:p>
            <text:p><text:span text:style-name="T1">Ave neighs/atom = 15.608736</text:span></text:p>
            <text:p><text:span text:style-name="T1">Ave special neighs/atom = 1.044963</text:span></text:p>
            <text:p><text:span text:style-name="T1">Neighbor list builds = 149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2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30199.490163904 | etot = 230726.575163904</text:span></text:p>
            <text:p><text:span text:style-name="T1">Per MPI rank memory allocation (min/avg/max) = 6.437 | 6.442 | 6.4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2 | epot = 96877.7792445651 | etot = 230726.437025185</text:span></text:p>
            <text:p><text:span text:style-name="T1">20000  ekin = 176516.543608223 | epot = 54209.8906837595 | etot = 230726.434291982</text:span></text:p>
            <text:p><text:span text:style-name="T1">25000  ekin = 162580.948555749 | epot = 68145.4120109513 | etot = 230726.3605667</text:span></text:p>
            <text:p><text:span text:style-name="T1">30000  ekin = 143251.269070551 | epot = 87475.1108589284 | etot = 230726.37992948</text:span></text:p>
            <text:p><text:span text:style-name="T1">35000  ekin = 148188.847031717 | epot = 82537.5395841311 | etot = 230726.386615848</text:span></text:p>
            <text:p><text:span text:style-name="T1">40000  ekin = 154672.972655363 | epot = 76053.4278017576 | etot = 230726.400457121</text:span></text:p>
            <text:p><text:span text:style-name="T1">45000  ekin = 156447.613021576 | epot = 74278.8036234926 | etot = 230726.416645069</text:span></text:p>
            <text:p><text:span text:style-name="T1">50000  ekin = 156361.660241525 | epot = 74364.741071792 | etot = 230726.401313317</text:span></text:p>
            <text:p><text:span text:style-name="T1">     50000   2.966536       0.16215795     1.954084       6.5659192      0.49145899   </text:span></text:p>
            <text:p><text:span text:style-name="T1">Loop time of 18.6933 on 8 procs for 50000 steps with 35140 atoms</text:span></text:p>
            <text:p/>
            <text:p><text:span text:style-name="T1">Performance: 23109.911 tau/day, 2674.758 timesteps/s, 93.991 Matom-step/s</text:span></text:p>
            <text:p><text:span text:style-name="T1">86.0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86      | 8.1416     | 8.9392     |  19.0 | 43.55</text:span></text:p>
            <text:p><text:span text:style-name="T1">Bond    | 0.045619   | 0.21345    | 0.43761    |  35.4 |  1.14</text:span></text:p>
            <text:p><text:span text:style-name="T1">Neigh   | 0.445      | 0.44611    | 0.44749    |   0.1 |  2.39</text:span></text:p>
            <text:p><text:span text:style-name="T1">Comm    | 7.1152     | 8.1937     | 9.1673     |  24.6 | 43.83</text:span></text:p>
            <text:p><text:span text:style-name="T1">Output  | 0.020628   | 0.025074   | 0.029114   |   1.7 |  0.13</text:span></text:p>
            <text:p><text:span text:style-name="T1">Modify  | 1.0463     | 1.1007     | 1.1611     |   4.5 |  5.89</text:span></text:p>
            <text:p><text:span text:style-name="T1">Other   |            | 0.5726     |            |       |  3.06</text:span></text:p>
            <text:p/>
            <text:p><text:span text:style-name="T1">Nlocal:         4392.5 ave        4597 max        4250 min</text:span></text:p>
            <text:p><text:span text:style-name="T1">Histogram: 1 1 2 0 2 0 0 1 0 1</text:span></text:p>
            <text:p><text:span text:style-name="T1">Nghost:        9845.75 ave       10266 max        9471 min</text:span></text:p>
            <text:p><text:span text:style-name="T1">Histogram: 2 1 1 0 0 0 1 1 0 2</text:span></text:p>
            <text:p><text:span text:style-name="T1">Neighs:        68577.8 ave       72275 max       63189 min</text:span></text:p>
            <text:p><text:span text:style-name="T1">Histogram: 2 0 0 0 1 1 0 0 0 4</text:span></text:p>
            <text:p/>
            <text:p><text:span text:style-name="T1">Total # of neighbors = 548622</text:span></text:p>
            <text:p><text:span text:style-name="T1">Ave neighs/atom = 15.612464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9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5 | epot = 230199.490163927 | etot = 230726.575163927</text:span></text:p>
            <text:p><text:span text:style-name="T1">Per MPI rank memory allocation (min/avg/max) = 6.287 | 6.288 | 6.28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2 | epot = 96877.7792445651 | etot = 230726.437025185</text:span></text:p>
            <text:p><text:span text:style-name="T1">20000  ekin = 176516.543608223 | epot = 54209.8906837595 | etot = 230726.434291982</text:span></text:p>
            <text:p><text:span text:style-name="T1">25000  ekin = 162580.948555747 | epot = 68145.4120109532 | etot = 230726.3605667</text:span></text:p>
            <text:p><text:span text:style-name="T1">30000  ekin = 143251.269069982 | epot = 87475.1108594963 | etot = 230726.379929478</text:span></text:p>
            <text:p><text:span text:style-name="T1">35000  ekin = 148188.844825763 | epot = 82537.5417907328 | etot = 230726.386616496</text:span></text:p>
            <text:p><text:span text:style-name="T1">40000  ekin = 154672.68922768 | epot = 76053.7112048187 | etot = 230726.400432499</text:span></text:p>
            <text:p><text:span text:style-name="T1">45000  ekin = 156467.87239118 | epot = 74258.5456931944 | etot = 230726.418084374</text:span></text:p>
            <text:p><text:span text:style-name="T1">50000  ekin = 157589.195193791 | epot = 73137.2210222679 | etot = 230726.416216059</text:span></text:p>
            <text:p><text:span text:style-name="T1">     50000   2.9898251      0.14781323     1.9334964      6.5659196      0.48660347   </text:span></text:p>
            <text:p><text:span text:style-name="T1">Loop time of 18.8261 on 8 procs for 50000 steps with 35140 atoms</text:span></text:p>
            <text:p/>
            <text:p><text:span text:style-name="T1">Performance: 22946.875 tau/day, 2655.888 timesteps/s, 93.328 Matom-step/s</text:span></text:p>
            <text:p><text:span text:style-name="T1">85.7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2362     | 7.8778     | 8.6447     |  17.7 | 41.85</text:span></text:p>
            <text:p><text:span text:style-name="T1">Bond    | 0.078317   | 0.23154    | 0.4315     |  30.8 |  1.23</text:span></text:p>
            <text:p><text:span text:style-name="T1">Neigh   | 0.46285    | 0.4636     | 0.46446    |   0.1 |  2.46</text:span></text:p>
            <text:p><text:span text:style-name="T1">Comm    | 6.9441     | 8.0073     | 8.9019     |  23.8 | 42.53</text:span></text:p>
            <text:p><text:span text:style-name="T1">Output  | 0.020701   | 0.025332   | 0.029527   |   1.8 |  0.13</text:span></text:p>
            <text:p><text:span text:style-name="T1">Modify  | 1.4969     | 1.5839     | 1.6815     |   4.4 |  8.41</text:span></text:p>
            <text:p><text:span text:style-name="T1">Other   |            | 0.6366     |            |       |  3.38</text:span></text:p>
            <text:p/>
            <text:p><text:span text:style-name="T1">Nlocal:         4392.5 ave        4598 max        4250 min</text:span></text:p>
            <text:p><text:span text:style-name="T1">Histogram: 1 1 2 1 0 1 0 1 0 1</text:span></text:p>
            <text:p><text:span text:style-name="T1">Nghost:           9845 ave       10261 max        9477 min</text:span></text:p>
            <text:p><text:span text:style-name="T1">Histogram: 2 1 1 0 0 0 1 1 0 2</text:span></text:p>
            <text:p><text:span text:style-name="T1">Neighs:        68588.9 ave       72277 max       63192 min</text:span></text:p>
            <text:p><text:span text:style-name="T1">Histogram: 2 0 0 0 1 1 0 0 0 4</text:span></text:p>
            <text:p/>
            <text:p><text:span text:style-name="T1">Total # of neighbors = 548711</text:span></text:p>
            <text:p><text:span text:style-name="T1">Ave neighs/atom = 15.614997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9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47 | 27.47 | 27.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1 | etot = 230726.437025186</text:span></text:p>
            <text:p><text:span text:style-name="T1">20000  ekin = 176516.543608591 | epot = 54209.8906833906 | etot = 230726.434291982</text:span></text:p>
            <text:p><text:span text:style-name="T1">25000  ekin = 162580.949949592 | epot = 68145.4106170787 | etot = 230726.36056667</text:span></text:p>
            <text:p><text:span text:style-name="T1">30000  ekin = 143250.436456104 | epot = 87475.9434815598 | etot = 230726.379937664</text:span></text:p>
            <text:p><text:span text:style-name="T1">35000  ekin = 148158.820406064 | epot = 82567.5698432445 | etot = 230726.390249309</text:span></text:p>
            <text:p><text:span text:style-name="T1">40000  ekin = 153695.114093046 | epot = 77031.3064535357 | etot = 230726.420546581</text:span></text:p>
            <text:p><text:span text:style-name="T1">45000  ekin = 153094.904745934 | epot = 77631.5101854896 | etot = 230726.414931424</text:span></text:p>
            <text:p><text:span text:style-name="T1">50000  ekin = 158185.925014067 | epot = 72540.5049268346 | etot = 230726.429940901</text:span></text:p>
            <text:p><text:span text:style-name="T1">     50000   3.0011464      0.15987621     1.9044523      6.56592        0.51477806   </text:span></text:p>
            <text:p><text:span text:style-name="T1">Loop time of 45.9596 on 2 procs for 50000 steps with 35140 atoms</text:span></text:p>
            <text:p/>
            <text:p><text:span text:style-name="T1">Performance: 9399.569 tau/day, 1087.913 timesteps/s, 38.229 Matom-step/s</text:span></text:p>
            <text:p><text:span text:style-name="T1">99.9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6.9384     | 6.9384     | 6.9384     |   0.0 | 15.10</text:span></text:p>
            <text:p><text:span text:style-name="T1">Bond    | 5.289      | 5.289      | 5.289      |   0.0 | 11.51</text:span></text:p>
            <text:p><text:span text:style-name="T1">Neigh   | 0.25904    | 0.25904    | 0.25904    |   0.0 |  0.56</text:span></text:p>
            <text:p><text:span text:style-name="T1">Comm    | 25.297     | 25.297     | 25.297     |   0.0 | 55.04</text:span></text:p>
            <text:p><text:span text:style-name="T1">Output  | 0.14511    | 0.14511    | 0.14511    |   0.0 |  0.32</text:span></text:p>
            <text:p><text:span text:style-name="T1">Modify  | 7.7532     | 7.7532     | 7.7532     |   0.0 | 16.87</text:span></text:p>
            <text:p><text:span text:style-name="T1">Other   |            | 0.2777     |            |       |  0.60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575 ave       42575 max       42575 min</text:span></text:p>
            <text:p><text:span text:style-name="T1">Histogram: 1 0 0 0 0 0 0 0 0 0</text:span></text:p>
            <text:p><text:span text:style-name="T1">Neighs:         548044 ave      548044 max      548044 min</text:span></text:p>
            <text:p><text:span text:style-name="T1">Histogram: 1 0 0 0 0 0 0 0 0 0</text:span></text:p>
            <text:p/>
            <text:p><text:span text:style-name="T1">Total # of neighbors = 548044</text:span></text:p>
            <text:p><text:span text:style-name="T1">Ave neighs/atom = 15.596016</text:span></text:p>
            <text:p><text:span text:style-name="T1">Ave special neighs/atom = 1.044963</text:span></text:p>
            <text:p><text:span text:style-name="T1">Neighbor list builds = 149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48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55 | 27.55 | 27.55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9 | epot = 96877.779244547 | etot = 230726.437025186</text:span></text:p>
            <text:p><text:span text:style-name="T1">20000  ekin = 176516.543608565 | epot = 54209.890683417 | etot = 230726.434291982</text:span></text:p>
            <text:p><text:span text:style-name="T1">25000  ekin = 162580.950004342 | epot = 68145.4105623297 | etot = 230726.360566672</text:span></text:p>
            <text:p><text:span text:style-name="T1">30000  ekin = 143250.434811362 | epot = 87475.9451170323 | etot = 230726.379928395</text:span></text:p>
            <text:p><text:span text:style-name="T1">35000  ekin = 148125.47585215 | epot = 82600.9133182732 | etot = 230726.389170423</text:span></text:p>
            <text:p><text:span text:style-name="T1">40000  ekin = 153861.066868092 | epot = 76865.3492772768 | etot = 230726.416145369</text:span></text:p>
            <text:p><text:span text:style-name="T1">45000  ekin = 154124.768082064 | epot = 76601.6579661399 | etot = 230726.426048204</text:span></text:p>
            <text:p><text:span text:style-name="T1">50000  ekin = 157192.804671867 | epot = 73533.6199118988 | etot = 230726.424583766</text:span></text:p>
            <text:p><text:span text:style-name="T1">     50000   2.9823047      0.16091326     1.931677       6.5659199      0.50147871   </text:span></text:p>
            <text:p><text:span text:style-name="T1">Loop time of 10.8974 on 2 procs for 50000 steps with 35140 atoms</text:span></text:p>
            <text:p/>
            <text:p><text:span text:style-name="T1">Performance: 39642.470 tau/day, 4588.249 timesteps/s, 161.231 Matom-step/s</text:span></text:p>
            <text:p><text:span text:style-name="T1">99.7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72928    | 0.72928    | 0.72928    |   0.0 |  6.69</text:span></text:p>
            <text:p><text:span text:style-name="T1">Bond    | 6.0962     | 6.0962     | 6.0962     |   0.0 | 55.94</text:span></text:p>
            <text:p><text:span text:style-name="T1">Neigh   | 0.15871    | 0.15871    | 0.15871    |   0.0 |  1.46</text:span></text:p>
            <text:p><text:span text:style-name="T1">Comm    | 1.6445     | 1.6445     | 1.6445     |   0.0 | 15.09</text:span></text:p>
            <text:p><text:span text:style-name="T1">Output  | 0.15055    | 0.15055    | 0.15055    |   0.0 |  1.38</text:span></text:p>
            <text:p><text:span text:style-name="T1">Modify  | 1.9673     | 1.9673     | 1.9673     |   0.0 | 18.05</text:span></text:p>
            <text:p><text:span text:style-name="T1">Other   |            | 0.1508     |            |       |  1.38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493 ave       42493 max       42493 min</text:span></text:p>
            <text:p><text:span text:style-name="T1">Histogram: 1 0 0 0 0 0 0 0 0 0</text:span></text:p>
            <text:p><text:span text:style-name="T1">Neighs:         548177 ave      548177 max      548177 min</text:span></text:p>
            <text:p><text:span text:style-name="T1">Histogram: 1 0 0 0 0 0 0 0 0 0</text:span></text:p>
            <text:p/>
            <text:p><text:span text:style-name="T1">Total # of neighbors = 548177</text:span></text:p>
            <text:p><text:span text:style-name="T1">Ave neighs/atom = 15.599801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3</text:span>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eigh_modify 1000</text:p>
            <text:p>Neigh_modify delay 0 every 1000 check yes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3"/>
          <table:covered-table-cell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3"/>
          <table:covered-table-cell table:style-name="ce17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number-columns-repeated="8" table:style-name="ce15" office:value-type="string" calcext:value-type="string">
            <text:p>FAIL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 table:number-columns-repeated="3"/>
          <table:table-cell table:style-name="ce19" office:value-type="string" calcext:value-type="string">
            <text:p>seg fault</text:p>
            <text:p>Illegal cuda mem acces</text:p>
          </table:table-cell>
          <table:table-cell table:style-name="ce22" table:number-columns-repeated="3"/>
          <table:table-cell table:style-name="ce19" office:value-type="string" calcext:value-type="string">
            <text:p>seg fault</text:p>
            <text:p>Illegal cuda mem acces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/>
        </table:table-row>
        <table:table-row table:style-name="ro3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04 | etot = 230726.575163904</text:span></text:p>
            <text:p><text:span text:style-name="T1">Per MPI rank memory allocation (min/avg/max) = 6.437 | 6.442 | 6.4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41394 | epot = 9769558.27122464 | etot = 386850418.812619</text:span></text:p>
            <text:p><text:span text:style-name="T1">ERROR on proc 2: Bond atoms 33130 33132 missing on proc 2 at step 6000 (src/ntopo_bond_all.cpp:59)</text:span></text:p>
            <text:p><text:span text:style-name="T1">ERROR on proc 3: Bond atoms 34144 34147 missing on proc 3 at step 6000 (src/ntopo_bond_all.cpp:59)</text:span></text:p>
            <text:p><text:span text:style-name="T1">--------------------------------------------------------------------------</text:span></text:p>
            <text:p><text:span text:style-name="T1">MPI_ABORT was invoked on rank 2 in communicator MPI_COMM_WORLD</text:span></text:p>
            <text:p><text:span text:style-name="T1">  Proc: [[42982,1],2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8" office:value-type="string" calcext:value-type="string">
            <text:p>Generated 0 of 1 mixed pair_coeff terms from geometric mixing rule</text:p>
            <text:p>Neighbor list info ...</text:p>
            <text:p>  update: every = 1000 steps, delay = 0 steps, check = yes</text:p>
            <text:p>  max neighbors/atom: 2000, page size: 100000</text:p>
            <text:p>  master list distance cutoff = 2.6224615</text:p>
            <text:p>  ghost atom cutoff = 6</text:p>
            <text:p>  binsize = 1.3112308, bins = 39 39 39</text:p>
            <text:p>  1 neighbor lists, perpetual/occasional/extra = 1 0 0</text:p>
            <text:p>  (1) pair lj/cut/kk, perpetual</text:p>
            <text:p>      attributes: half, newton on, kokkos_device</text:p>
            <text:p>      pair build: half/bin/newton/kk/device</text:p>
            <text:p>      stencil: half/bin/3d</text:p>
            <text:p>      bin: kk/device</text:p>
            <text:p>Setting up Verlet run ...</text:p>
            <text:p>  Unit style    : lj</text:p>
            <text:p>  Current step  : 0</text:p>
            <text:p>  Time step     : 0.0001</text:p>
            <text:p>0  ekin = 527.085 | epot = 230199.490163927 | etot = 230726.575163927</text:p>
            <text:p>Per MPI rank memory allocation (min/avg/max) = 6.287 | 6.288 | 6.289 Mbytes</text:p>
            <text:p>   Step          Temp          E_pair         E_mol          TotEng         Press     </text:p>
            <text:p>         0   0.01           6.1884138      0.36251083     6.5659242      7.663097     </text:p>
            <text:p>5000  ekin = 377080860.541394 | epot = 9769558.27122464 | etot = 386850418.812619</text:p>
            <text:p>ERROR on proc 2: Bond atoms missing at step 6000 (src/KOKKOS/neigh_bond_kokkos.cpp:262)</text:p>
            <text:p>--------------------------------------------------------------------------</text:p>
            <text:p>MPI_ABORT was invoked on rank 2 in communicator MPI_COMM_WORLD</text:p>
            <text:p>  Proc: [[12512,1],2]</text:p>
            <text:p>  Errorcode: 1</text:p>
            <text:p/>
            <text:p>NOTE: invoking MPI_ABORT causes Open MPI to kill all MPI processes.</text:p>
            <text:p>You may or may not see output from other processes, depending on</text:p>
            <text:p>exactly when Open MPI kills them.</text:p>
            <text:p>--------------------------------------------------------------------------</text:p>
            <text:p>ERROR on proc 3: Bond atoms missing at step 6000 (src/KOKKOS/neigh_bond_kokkos.cpp:262)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4999999999 | epot = 230199.490163924 | etot = 230726.575163924</text:span></text:p>
            <text:p><text:span text:style-name="T1">Per MPI rank memory allocation (min/avg/max) = 27.47 | 27.47 | 27.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5275 | epot = 9769558.27136194 | etot = 386850418.824112</text:span></text:p>
            <text:p><text:span text:style-name="T1">ERROR on proc 0: Bond atoms missing at step 6000 (src/KOKKOS/neigh_bond_kokkos.cpp:262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62456,1],0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4999999999 | epot = 230199.490163924 | etot = 230726.575163924</text:span></text:p>
            <text:p><text:span text:style-name="T1">Per MPI rank memory allocation (min/avg/max) = 27.55 | 27.55 | 27.55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5275 | epot = 9769558.27136193 | etot = 386850418.824112</text:span></text:p>
            <text:p><text:span text:style-name="T1">cudaDeviceSynchronize() error( cudaErrorIllegalAddress): an illegal memory access was encountered /home/lewis/Desktop/lmps/lammps/lib/kokkos/core/src/Cuda/Kokkos_Cuda_Instance.cpp:153</text:span></text:p>
            <text:p><text:span text:style-name="T1">Backtrace:</text:span></text:p>
            <text:p><text:span text:style-name="T1">[0x64c41cb46de9] </text:span></text:p>
            <text:p><text:span text:style-name="T1">[0x64c41cb22890] </text:span></text:p>
            <text:p><text:span text:style-name="T1">[0x64c41cb4d4a4] </text:span></text:p>
            <text:p><text:span text:style-name="T1">[0x64c41cb4d63a] </text:span></text:p>
            <text:p><text:span text:style-name="T1">[0x64c41cb2455d] </text:span></text:p>
            <text:p><text:span text:style-name="T1">[0x64c41b9435bc] </text:span></text:p>
            <text:p><text:span text:style-name="T1">[0x64c41b94b696] </text:span></text:p>
            <text:p><text:span text:style-name="T1">[0x64c41b905163] </text:span></text:p>
            <text:p><text:span text:style-name="T1">[0x64c41bcb59c7] </text:span></text:p>
            <text:p><text:span text:style-name="T1">[0x64c41b781807] </text:span></text:p>
            <text:p><text:span text:style-name="T1">[0x64c41b6718df] </text:span></text:p>
            <text:p><text:span text:style-name="T1">[0x64c41b671c3e] </text:span></text:p>
            <text:p><text:span text:style-name="T1">[0x64c41b607ed1] </text:span></text:p>
            <text:p><text:span text:style-name="T1">[0x7b800ec29d90] </text:span></text:p>
            <text:p><text:span text:style-name="T1">[0x7b800ec29e40] __libc_start_main</text:span></text:p>
            <text:p><text:span text:style-name="T1">[0x64c41b6639a5] </text:span></text:p>
            <text:p><text:span text:style-name="T1">[lewis-B550-AORUS-ELITE-AX-V2:16249] *** Process received signal ***</text:span></text:p>
            <text:p><text:span text:style-name="T1">[lewis-B550-AORUS-ELITE-AX-V2:16249] Signal: Aborted (6)</text:span></text:p>
            <text:p><text:span text:style-name="T1">[lewis-B550-AORUS-ELITE-AX-V2:16249] Signal code:  (-6)</text:span></text:p>
            <text:p><text:span text:style-name="T1">[lewis-B550-AORUS-ELITE-AX-V2:16249] [ 0] /lib/x86_64-linux-gnu/libc.so.6(+0x42520)[0x7b800ec42520]</text:span></text:p>
            <text:p><text:span text:style-name="T1">[lewis-B550-AORUS-ELITE-AX-V2:16249] [ 1] /lib/x86_64-linux-gnu/libc.so.6(pthread_kill+0x12c)[0x7b800ec969fc]</text:span></text:p>
            <text:p><text:span text:style-name="T1">[lewis-B550-AORUS-ELITE-AX-V2:16249] [ 2] /lib/x86_64-linux-gnu/libc.so.6(raise+0x16)[0x7b800ec42476]</text:span></text:p>
            <text:p><text:span text:style-name="T1">[lewis-B550-AORUS-ELITE-AX-V2:16249] [ 3] /lib/x86_64-linux-gnu/libc.so.6(abort+0xd3)[0x7b800ec287f3]</text:span></text:p>
            <text:p><text:span text:style-name="T1">[lewis-B550-AORUS-ELITE-AX-V2:16249] [ 4] /home/lewis/Desktop/lmps/lammps/build/cuda/lmp(+0x165889d)[0x64c41cb2289d]</text:span></text:p>
            <text:p><text:span text:style-name="T1">[lewis-B550-AORUS-ELITE-AX-V2:16249] [ 5] /home/lewis/Desktop/lmps/lammps/build/cuda/lmp(+0x16834a4)[0x64c41cb4d4a4]</text:span></text:p>
            <text:p><text:span text:style-name="T1">[lewis-B550-AORUS-ELITE-AX-V2:16249] [ 6] /home/lewis/Desktop/lmps/lammps/build/cuda/lmp(+0x168363a)[0x64c41cb4d63a]</text:span></text:p>
            <text:p><text:span text:style-name="T1">[lewis-B550-AORUS-ELITE-AX-V2:16249] [ 7] /home/lewis/Desktop/lmps/lammps/build/cuda/lmp(+0x165a55d)[0x64c41cb2455d]</text:span></text:p>
            <text:p><text:span text:style-name="T1">[lewis-B550-AORUS-ELITE-AX-V2:16249] [ 8] /home/lewis/Desktop/lmps/lammps/build/cuda/lmp(+0x4795bc)[0x64c41b9435bc]</text:span></text:p>
            <text:p><text:span text:style-name="T1">[lewis-B550-AORUS-ELITE-AX-V2:16249] [ 9] /home/lewis/Desktop/lmps/lammps/build/cuda/lmp(+0x481696)[0x64c41b94b696]</text:span></text:p>
            <text:p><text:span text:style-name="T1">[lewis-B550-AORUS-ELITE-AX-V2:16249] [10] /home/lewis/Desktop/lmps/lammps/build/cuda/lmp(+0x43b163)[0x64c41b905163]</text:span></text:p>
            <text:p><text:span text:style-name="T1">[lewis-B550-AORUS-ELITE-AX-V2:16249] [11] /home/lewis/Desktop/lmps/lammps/build/cuda/lmp(+0x7eb9c7)[0x64c41bcb59c7]</text:span></text:p>
            <text:p><text:span text:style-name="T1">[lewis-B550-AORUS-ELITE-AX-V2:16249] [12] /home/lewis/Desktop/lmps/lammps/build/cuda/lmp(+0x2b7807)[0x64c41b781807]</text:span></text:p>
            <text:p><text:span text:style-name="T1">[lewis-B550-AORUS-ELITE-AX-V2:16249] [13] /home/lewis/Desktop/lmps/lammps/build/cuda/lmp(+0x1a78df)[0x64c41b6718df]</text:span></text:p>
            <text:p><text:span text:style-name="T1">[lewis-B550-AORUS-ELITE-AX-V2:16249] [14] /home/lewis/Desktop/lmps/lammps/build/cuda/lmp(+0x1a7c3e)[0x64c41b671c3e]</text:span></text:p>
            <text:p><text:span text:style-name="T1">[lewis-B550-AORUS-ELITE-AX-V2:16249] [15] /home/lewis/Desktop/lmps/lammps/build/cuda/lmp(+0x13ded1)[0x64c41b607ed1]</text:span></text:p>
            <text:p><text:span text:style-name="T1">[lewis-B550-AORUS-ELITE-AX-V2:16249] [16] /lib/x86_64-linux-gnu/libc.so.6(+0x29d90)[0x7b800ec29d90]</text:span></text:p>
            <text:p><text:span text:style-name="T1">[lewis-B550-AORUS-ELITE-AX-V2:16249] [17] /lib/x86_64-linux-gnu/libc.so.6(__libc_start_main+0x80)[0x7b800ec29e40]</text:span></text:p>
            <text:p><text:span text:style-name="T1">[lewis-B550-AORUS-ELITE-AX-V2:16249] [18] /home/lewis/Desktop/lmps/lammps/build/cuda/lmp(+0x1999a5)[0x64c41b6639a5]</text:span></text:p>
            <text:p><text:span text:style-name="T1">[lewis-B550-AORUS-ELITE-AX-V2:16249] *** End of error message ***</text:span></text:p>
            <text:p><text:span text:style-name="T1">--------------------------------------------------------------------------</text:span></text:p>
            <text:p><text:span text:style-name="T1">prterun noticed that process rank 0 with PID 16249 on node lewis-B550-AORUS-ELITE-AX-V2 exited on</text:span></text:p>
            <text:p><text:span text:style-name="T1">signal 6 (Aborted)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04 | etot = 230726.575163904</text:span></text:p>
            <text:p><text:span text:style-name="T1">Per MPI rank memory allocation (min/avg/max) = 6.437 | 6.442 | 6.4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41394 | epot = 9769558.27122464 | etot = 386850418.812619</text:span></text:p>
            <text:p><text:span text:style-name="T1">ERROR on proc 2: Bond atoms 33130 33132 missing on proc 2 at step 6000 (src/ntopo_bond_all.cpp:59)</text:span></text:p>
            <text:p><text:span text:style-name="T1">ERROR on proc 3: Bond atoms 34144 34147 missing on proc 3 at step 6000 (src/ntopo_bond_all.cpp:59)</text:span></text:p>
            <text:p><text:span text:style-name="T1">--------------------------------------------------------------------------</text:span></text:p>
            <text:p><text:span text:style-name="T1">MPI_ABORT was invoked on rank 2 in communicator MPI_COMM_WORLD</text:span></text:p>
            <text:p><text:span text:style-name="T1">  Proc: [[53659,1],2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27 | etot = 230726.575163927</text:span></text:p>
            <text:p><text:span text:style-name="T1">Per MPI rank memory allocation (min/avg/max) = 6.287 | 6.288 | 6.28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41394 | epot = 9769558.27122464 | etot = 386850418.812619</text:span></text:p>
            <text:p><text:span text:style-name="T1">ERROR on proc 2: Bond atoms missing at step 6000 (src/KOKKOS/neigh_bond_kokkos.cpp:262)</text:span></text:p>
            <text:p><text:span text:style-name="T1">ERROR on proc 3: Bond atoms missing at step 6000 (src/KOKKOS/neigh_bond_kokkos.cpp:262)</text:span></text:p>
            <text:p><text:span text:style-name="T1">--------------------------------------------------------------------------</text:span></text:p>
            <text:p><text:span text:style-name="T1">MPI_ABORT was invoked on rank 3 in communicator MPI_COMM_WORLD</text:span></text:p>
            <text:p><text:span text:style-name="T1">  Proc: [[48233,1],3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4999999999 | epot = 230199.490163924 | etot = 230726.575163924</text:span></text:p>
            <text:p><text:span text:style-name="T1">Per MPI rank memory allocation (min/avg/max) = 27.47 | 27.47 | 27.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52858 | epot = 9769558.27136319 | etot = 386850418.824221</text:span></text:p>
            <text:p><text:span text:style-name="T1">ERROR on proc 0: Bond atoms missing at step 6000 (src/KOKKOS/neigh_bond_kokkos.cpp:262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58085,1],0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4999999999 | epot = 230199.490163924 | etot = 230726.575163924</text:span></text:p>
            <text:p><text:span text:style-name="T1">Per MPI rank memory allocation (min/avg/max) = 27.55 | 27.55 | 27.55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5275 | epot = 9769558.27136193 | etot = 386850418.824112</text:span></text:p>
            <text:p><text:span text:style-name="T1">cudaDeviceSynchronize() error( cudaErrorIllegalAddress): an illegal memory access was encountered /media/lewis/PhD/GH_lammps/lib/kokkos/core/src/Cuda/Kokkos_Cuda_Instance.cpp:153</text:span></text:p>
            <text:p><text:span text:style-name="T1">Backtrace:</text:span></text:p>
            <text:p><text:span text:style-name="T1">[0x5cfdd37c44f9] </text:span></text:p>
            <text:p><text:span text:style-name="T1">[0x5cfdd379ffa0] </text:span></text:p>
            <text:p><text:span text:style-name="T1">[0x5cfdd37cabb4] </text:span></text:p>
            <text:p><text:span text:style-name="T1">[0x5cfdd37cad4a] </text:span></text:p>
            <text:p><text:span text:style-name="T1">[0x5cfdd37a1c6d] </text:span></text:p>
            <text:p><text:span text:style-name="T1">[0x5cfdd22569cc] </text:span></text:p>
            <text:p><text:span text:style-name="T1">[0x5cfdd225eaa6] </text:span></text:p>
            <text:p><text:span text:style-name="T1">[0x5cfdd2219913] </text:span></text:p>
            <text:p><text:span text:style-name="T1">[0x5cfdd25d2ba7] </text:span></text:p>
            <text:p><text:span text:style-name="T1">[0x5cfdd2091997] </text:span></text:p>
            <text:p><text:span text:style-name="T1">[0x5cfdd1f8022f] </text:span></text:p>
            <text:p><text:span text:style-name="T1">[0x5cfdd1f8058e] </text:span></text:p>
            <text:p><text:span text:style-name="T1">[0x5cfdd1f0cbf1] </text:span></text:p>
            <text:p><text:span text:style-name="T1">[0x7644d1229d90] </text:span></text:p>
            <text:p><text:span text:style-name="T1">[0x7644d1229e40] __libc_start_main</text:span></text:p>
            <text:p><text:span text:style-name="T1">[0x5cfdd1f72305] </text:span></text:p>
            <text:p><text:span text:style-name="T1">[lewis-B550-AORUS-ELITE-AX-V2:16026] *** Process received signal ***</text:span></text:p>
            <text:p><text:span text:style-name="T1">[lewis-B550-AORUS-ELITE-AX-V2:16026] Signal: Aborted (6)</text:span></text:p>
            <text:p><text:span text:style-name="T1">[lewis-B550-AORUS-ELITE-AX-V2:16026] Signal code:  (-6)</text:span></text:p>
            <text:p><text:span text:style-name="T1">[lewis-B550-AORUS-ELITE-AX-V2:16026] [ 0] /lib/x86_64-linux-gnu/libc.so.6(+0x42520)[0x7644d1242520]</text:span></text:p>
            <text:p><text:span text:style-name="T1">[lewis-B550-AORUS-ELITE-AX-V2:16026] [ 1] /lib/x86_64-linux-gnu/libc.so.6(pthread_kill+0x12c)[0x7644d12969fc]</text:span></text:p>
            <text:p><text:span text:style-name="T1">[lewis-B550-AORUS-ELITE-AX-V2:16026] [ 2] /lib/x86_64-linux-gnu/libc.so.6(raise+0x16)[0x7644d1242476]</text:span></text:p>
            <text:p><text:span text:style-name="T1">[lewis-B550-AORUS-ELITE-AX-V2:16026] [ 3] /lib/x86_64-linux-gnu/libc.so.6(abort+0xd3)[0x7644d12287f3]</text:span></text:p>
            <text:p><text:span text:style-name="T1">[lewis-B550-AORUS-ELITE-AX-V2:16026] [ 4] /media/lewis/PhD/GH_lammps/build/oxdnaKK_cuda_omp/lmp(+0x19e4fad)[0x5cfdd379ffad]</text:span></text:p>
            <text:p><text:span text:style-name="T1">[lewis-B550-AORUS-ELITE-AX-V2:16026] [ 5] /media/lewis/PhD/GH_lammps/build/oxdnaKK_cuda_omp/lmp(+0x1a0fbb4)[0x5cfdd37cabb4]</text:span></text:p>
            <text:p><text:span text:style-name="T1">[lewis-B550-AORUS-ELITE-AX-V2:16026] [ 6] /media/lewis/PhD/GH_lammps/build/oxdnaKK_cuda_omp/lmp(+0x1a0fd4a)[0x5cfdd37cad4a]</text:span></text:p>
            <text:p><text:span text:style-name="T1">[lewis-B550-AORUS-ELITE-AX-V2:16026] [ 7] /media/lewis/PhD/GH_lammps/build/oxdnaKK_cuda_omp/lmp(+0x19e6c6d)[0x5cfdd37a1c6d]</text:span></text:p>
            <text:p><text:span text:style-name="T1">[lewis-B550-AORUS-ELITE-AX-V2:16026] [ 8] /media/lewis/PhD/GH_lammps/build/oxdnaKK_cuda_omp/lmp(+0x49b9cc)[0x5cfdd22569cc]</text:span></text:p>
            <text:p><text:span text:style-name="T1">[lewis-B550-AORUS-ELITE-AX-V2:16026] [ 9] /media/lewis/PhD/GH_lammps/build/oxdnaKK_cuda_omp/lmp(+0x4a3aa6)[0x5cfdd225eaa6]</text:span></text:p>
            <text:p><text:span text:style-name="T1">[lewis-B550-AORUS-ELITE-AX-V2:16026] [10] /media/lewis/PhD/GH_lammps/build/oxdnaKK_cuda_omp/lmp(+0x45e913)[0x5cfdd2219913]</text:span></text:p>
            <text:p><text:span text:style-name="T1">[lewis-B550-AORUS-ELITE-AX-V2:16026] [11] /media/lewis/PhD/GH_lammps/build/oxdnaKK_cuda_omp/lmp(+0x817ba7)[0x5cfdd25d2ba7]</text:span></text:p>
            <text:p><text:span text:style-name="T1">[lewis-B550-AORUS-ELITE-AX-V2:16026] [12] /media/lewis/PhD/GH_lammps/build/oxdnaKK_cuda_omp/lmp(+0x2d6997)[0x5cfdd2091997]</text:span></text:p>
            <text:p><text:span text:style-name="T1">[lewis-B550-AORUS-ELITE-AX-V2:16026] [13] /media/lewis/PhD/GH_lammps/build/oxdnaKK_cuda_omp/lmp(+0x1c522f)[0x5cfdd1f8022f]</text:span></text:p>
            <text:p><text:span text:style-name="T1">[lewis-B550-AORUS-ELITE-AX-V2:16026] [14] /media/lewis/PhD/GH_lammps/build/oxdnaKK_cuda_omp/lmp(+0x1c558e)[0x5cfdd1f8058e]</text:span></text:p>
            <text:p><text:span text:style-name="T1">[lewis-B550-AORUS-ELITE-AX-V2:16026] [15] /media/lewis/PhD/GH_lammps/build/oxdnaKK_cuda_omp/lmp(+0x151bf1)[0x5cfdd1f0cbf1]</text:span></text:p>
            <text:p><text:span text:style-name="T1">[lewis-B550-AORUS-ELITE-AX-V2:16026] [16] /lib/x86_64-linux-gnu/libc.so.6(+0x29d90)[0x7644d1229d90]</text:span></text:p>
            <text:p><text:span text:style-name="T1">[lewis-B550-AORUS-ELITE-AX-V2:16026] [17] /lib/x86_64-linux-gnu/libc.so.6(__libc_start_main+0x80)[0x7644d1229e40]</text:span></text:p>
            <text:p><text:span text:style-name="T1">[lewis-B550-AORUS-ELITE-AX-V2:16026] [18] /media/lewis/PhD/GH_lammps/build/oxdnaKK_cuda_omp/lmp(+0x1b7305)[0x5cfdd1f72305]</text:span></text:p>
            <text:p><text:span text:style-name="T1">[lewis-B550-AORUS-ELITE-AX-V2:16026] *** End of error message ***</text:span></text:p>
            <text:p><text:span text:style-name="T1">--------------------------------------------------------------------------</text:span></text:p>
            <text:p><text:span text:style-name="T1">prterun noticed that process rank 0 with PID 16026 on node lewis-B550-AORUS-ELITE-AX-V2 exited on</text:span></text:p>
            <text:p><text:span text:style-name="T1">signal 6 (Aborted).</text:span></text:p>
            <text:p><text:span text:style-name="T1">--------------------------------------------------------------------------</text:span></text:p>
            <text:p/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7:02:55.670409292</meta:creation-date>
    <dc:date>2025-03-17T12:16:11.352304417</dc:date>
    <meta:editing-duration>PT3H43M14S</meta:editing-duration>
    <meta:editing-cycles>56</meta:editing-cycles>
    <meta:generator>LibreOffice/7.3.7.2$Linux_X86_64 LibreOffice_project/30$Build-2</meta:generator>
    <meta:document-statistic meta:table-count="1" meta:cell-count="204" meta:object-count="0"/>
  </office:meta>
</office:document-meta>
</file>